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300000055831BDB21D2C77402.png" manifest:media-type="image/png"/>
  <manifest:file-entry manifest:full-path="Pictures/100000000000015300000055BD38E8751F5B6CEB.png" manifest:media-type="image/png"/>
  <manifest:file-entry manifest:full-path="Pictures/10000000000001530000006C5136F06D9D7DCB2B.png" manifest:media-type="image/png"/>
  <manifest:file-entry manifest:full-path="Pictures/1000000000000151000000694EA117D4E512CFAF.png" manifest:media-type="image/png"/>
  <manifest:file-entry manifest:full-path="Pictures/100000000000015300000055AF909A6CA392A7C1.png" manifest:media-type="image/png"/>
  <manifest:file-entry manifest:full-path="Pictures/100000000000015300000053A35086C13FC03A79.png" manifest:media-type="image/png"/>
  <manifest:file-entry manifest:full-path="Pictures/10000000000001E000000055096B1378512AACD9.png" manifest:media-type="image/png"/>
  <manifest:file-entry manifest:full-path="Pictures/100000000000015200000080C9C8BB8AA20F73E8.png" manifest:media-type="image/png"/>
  <manifest:file-entry manifest:full-path="Pictures/10000000000001BD00000059ECB6BF3730F24CF4.png" manifest:media-type="image/png"/>
  <manifest:file-entry manifest:full-path="Pictures/100000000000015300000095F67B194FFCC5DC1C.png" manifest:media-type="image/png"/>
  <manifest:file-entry manifest:full-path="Pictures/10000000000001BD00000056201ACD5AFD059602.png" manifest:media-type="image/png"/>
  <manifest:file-entry manifest:full-path="Pictures/10000000000001BD00000056D24CE4EE8C261842.png" manifest:media-type="image/png"/>
  <manifest:file-entry manifest:full-path="Pictures/10000000000001D400000043F76DAFD8F78F16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3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4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12.379cm" svg:height="1.771cm" svg:x="1.067cm" svg:y="18.526cm">
          <draw:image xlink:href="Pictures/10000000000001D400000043F76DAFD8F78F16AF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11.771cm" svg:height="2.274cm" svg:x="1cm" svg:y="10.525cm">
          <draw:image xlink:href="Pictures/10000000000001BD00000056D24CE4EE8C261842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11.771cm" svg:height="2.274cm" svg:x="1.04cm" svg:y="14.474cm">
          <draw:image xlink:href="Pictures/10000000000001BD00000056201ACD5AFD059602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11.771cm" svg:height="2.353cm" svg:x="1.04cm" svg:y="6.267cm">
          <draw:image xlink:href="Pictures/10000000000001BD00000059ECB6BF3730F24CF4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12.697cm" svg:height="2.247cm" svg:x="1cm" svg:y="1cm">
          <draw:image xlink:href="Pictures/10000000000001E000000055096B1378512AACD9.png" xlink:type="simple" xlink:show="embed" xlink:actuate="onLoad" draw:mime-type="image/png">
            <text:p/>
          </draw:image>
        </draw:frame>
        <draw:frame draw:style-name="gr1" draw:text-style-name="P1" draw:layer="layout" svg:width="8.914cm" svg:height="2.776cm" svg:x="15.351cm" svg:y="3.05cm">
          <draw:image xlink:href="Pictures/1000000000000151000000694EA117D4E512CFAF.png" xlink:type="simple" xlink:show="embed" xlink:actuate="onLoad" draw:mime-type="image/png">
            <text:p/>
          </draw:image>
        </draw:frame>
        <draw:frame draw:style-name="gr1" draw:text-style-name="P1" draw:layer="layout" svg:width="8.94cm" svg:height="3.385cm" svg:x="6.209cm" svg:y="2.778cm">
          <draw:image xlink:href="Pictures/100000000000015200000080C9C8BB8AA20F73E8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856cm" svg:x="15.426cm" svg:y="7.822cm">
          <draw:image xlink:href="Pictures/10000000000001530000006C5136F06D9D7DCB2B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194cm" svg:x="6.13cm" svg:y="8.112cm">
          <draw:image xlink:href="Pictures/100000000000015300000053A35086C13FC03A79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3.94cm" svg:x="15.528cm" svg:y="11.033cm">
          <draw:image xlink:href="Pictures/100000000000015300000095F67B194FFCC5DC1C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247cm" svg:x="6.207cm" svg:y="12.176cm">
          <draw:image xlink:href="Pictures/100000000000015300000055BD38E8751F5B6CEB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247cm" svg:x="15.551cm" svg:y="16.139cm">
          <draw:image xlink:href="Pictures/100000000000015300000055831BDB21D2C77402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247cm" svg:x="6.257cm" svg:y="16.152cm">
          <draw:image xlink:href="Pictures/100000000000015300000055AF909A6CA392A7C1.png" xlink:type="simple" xlink:show="embed" xlink:actuate="onLoad" draw:mime-type="image/png">
            <text:p/>
          </draw:image>
        </draw:frame>
        <draw:connector draw:style-name="gr2" draw:text-style-name="P2" draw:layer="layout" draw:type="curve" draw:line-skew="11.224cm" svg:x1="13.697cm" svg:y1="2.123cm" svg:x2="12.811cm" svg:y2="7.443cm" draw:start-shape="id1" draw:start-glue-point="1" draw:end-shape="id2" draw:end-glue-point="1" svg:d="M13697 2123c17586 0 18029 5320-886 5320" svg:viewBox="0 0 14132 5321">
          <text:p/>
        </draw:connector>
        <draw:connector draw:style-name="gr2" draw:text-style-name="P2" draw:layer="layout" draw:type="curve" draw:line-skew="12.096cm" svg:x1="12.808cm" svg:y1="7.858cm" svg:x2="12.771cm" svg:y2="11.662cm" draw:end-shape="id3" draw:end-glue-point="1" svg:d="M12808 7858c18838 0 18857 3804-37 3804" svg:viewBox="0 0 14169 3805">
          <text:p/>
        </draw:connector>
        <draw:connector draw:style-name="gr3" draw:text-style-name="P2" draw:layer="layout" draw:type="curve" draw:line-skew="12.061cm" svg:x1="12.771cm" svg:y1="11.662cm" svg:x2="12.811cm" svg:y2="15.611cm" draw:start-shape="id3" draw:start-glue-point="1" draw:end-shape="id4" svg:d="M12771 11662c18901 0 18881 3949 40 3949" svg:viewBox="0 0 14174 3950">
          <text:p/>
        </draw:connector>
        <draw:connector draw:style-name="gr4" draw:text-style-name="P2" draw:layer="layout" draw:type="curve" draw:line-skew="11.464cm" svg:x1="12.811cm" svg:y1="15.611cm" svg:x2="13.446cm" svg:y2="19.411cm" draw:start-shape="id4" draw:end-shape="id5" draw:end-glue-point="1" svg:d="M12811 15611c18898 0 18581 3800 635 3800" svg:viewBox="0 0 14135 3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9T16:45:22.928860218</meta:creation-date>
    <dc:date>2020-09-09T17:17:56.541571928</dc:date>
    <meta:editing-duration>PT5M43S</meta:editing-duration>
    <meta:editing-cycles>1</meta:editing-cycles>
    <meta:document-statistic meta:object-count="17"/>
    <meta:generator>LibreOffice/7.0.1.2$Linux_X86_64 LibreOffice_project/00$Build-2</meta:generator>
  </office:meta>
</office:document-meta>
</file>